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0ecf13"/>
    </style:style>
    <style:style style:name="P2" style:family="paragraph" style:parent-style-name="Text_20_body" style:list-style-name="L1">
      <style:text-properties fo:font-weight="bold" officeooo:paragraph-rsid="000ecf13" style:font-weight-asian="bold" style:font-weight-complex="bold"/>
    </style:style>
    <style:style style:name="P3" style:family="paragraph" style:parent-style-name="Text_20_body" style:list-style-name="L1">
      <style:text-properties fo:font-weight="bold" officeooo:rsid="00106098" officeooo:paragraph-rsid="00106098" style:font-weight-asian="bold" style:font-weight-complex="bold"/>
    </style:style>
    <style:style style:name="P4" style:family="paragraph" style:parent-style-name="Text_20_body" style:list-style-name="L1">
      <style:text-properties fo:font-weight="bold" officeooo:rsid="0010af6e" officeooo:paragraph-rsid="0010af6e" style:font-weight-asian="bold" style:font-weight-complex="bold"/>
    </style:style>
    <style:style style:name="P5" style:family="paragraph" style:parent-style-name="Text_20_body" style:list-style-name="L1">
      <style:text-properties officeooo:rsid="000ecf13" officeooo:paragraph-rsid="000ecf13"/>
    </style:style>
    <style:style style:name="P6" style:family="paragraph" style:parent-style-name="Text_20_body" style:list-style-name="L1">
      <style:text-properties fo:font-weight="normal" officeooo:rsid="00106098" officeooo:paragraph-rsid="00106098" style:font-weight-asian="normal" style:font-weight-complex="normal"/>
    </style:style>
    <style:style style:name="P7" style:family="paragraph" style:parent-style-name="Text_20_body" style:list-style-name="L1">
      <style:text-properties fo:font-weight="normal" officeooo:rsid="0010af6e" officeooo:paragraph-rsid="0010af6e" style:font-weight-asian="normal" style:font-weight-complex="normal"/>
    </style:style>
    <style:style style:name="P8" style:family="paragraph" style:parent-style-name="Text_20_body" style:list-style-name="L1">
      <style:text-properties fo:font-weight="normal" officeooo:rsid="001162a9" officeooo:paragraph-rsid="001162a9" style:font-weight-asian="normal" style:font-weight-complex="normal"/>
    </style:style>
    <style:style style:name="P9" style:family="paragraph" style:parent-style-name="Text_20_body" style:list-style-name="L1">
      <style:text-properties fo:font-weight="normal" officeooo:rsid="0012e4d7" officeooo:paragraph-rsid="0012e4d7" style:font-weight-asian="normal" style:font-weight-complex="normal"/>
    </style:style>
    <style:style style:name="P10" style:family="paragraph" style:parent-style-name="Text_20_body" style:list-style-name="L1">
      <style:text-properties fo:font-weight="normal" officeooo:rsid="00139975" officeooo:paragraph-rsid="00139975" style:font-weight-asian="normal" style:font-weight-complex="normal"/>
    </style:style>
    <style:style style:name="P11" style:family="paragraph" style:parent-style-name="Text_20_body" style:list-style-name="L1">
      <style:text-properties style:text-position="0% 100%" fo:font-weight="normal" officeooo:rsid="0010af6e" officeooo:paragraph-rsid="0010af6e" style:font-weight-asian="normal" style:font-weight-complex="normal"/>
    </style:style>
    <style:style style:name="P12" style:family="paragraph" style:parent-style-name="Heading_20_1">
      <style:text-properties officeooo:rsid="000de39d" officeooo:paragraph-rsid="000ecf1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SDK y Herramientas encontradas</text:h>
      <text:list xml:id="list7600392145221773373" text:style-name="L1">
        <text:list-item>
          <text:p text:style-name="P2">Kudan (argumented reality)</text:p>
          <text:list>
            <text:list-item>
              <text:p text:style-name="P1"><text:a xlink:type="simple" xlink:href="https://www.kudan.eu/download/" text:style-name="Internet_20_link" text:visited-style-name="Visited_20_Internet_20_Link">https://www.kudan.eu/download/</text:a></text:p>
            </text:list-item>
            <text:list-item>
              <text:p text:style-name="P5">Licencia de pago para publicar App, pero con SDK gratuito para crear la app.</text:p>
            </text:list-item>
            <text:list-item>
              <text:p text:style-name="P5"><text:a xlink:type="simple" xlink:href="https://github.com/kudan-eu/Simple-Samples-Android" text:style-name="Internet_20_link" text:visited-style-name="Visited_20_Internet_20_Link">https://github.com/kudan-eu/Simple-Samples-Android</text:a></text:p>
            </text:list-item>
            <text:list-item>
              <text:p text:style-name="P5">Posee una buena implementación de SLAM que podría emplearse para conocer la posicion de la cámara</text:p>
            </text:list-item>
          </text:list>
        </text:list-item>
        <text:list-item>
          <text:p text:style-name="P3">Android PTAM (Port de PTAM a Android)</text:p>
          <text:list>
            <text:list-item>
              <text:p text:style-name="P3"><text:a xlink:type="simple" xlink:href="https://github.com/damienfir/android-ptam" text:style-name="Internet_20_link" text:visited-style-name="Visited_20_Internet_20_Link"><text:span text:style-name="T1">https://github.com/damienfir/android-ptam</text:span></text:a></text:p>
            </text:list-item>
            <text:list-item>
              <text:p text:style-name="P6">Emplea el NDK para portar PTAM</text:p>
            </text:list-item>
            <text:list-item>
              <text:p text:style-name="P6">Página de PTAM: <text:a xlink:type="simple" xlink:href="http://www.robots.ox.ac.uk/~gk/PTAM/" text:style-name="Internet_20_link" text:visited-style-name="Visited_20_Internet_20_Link">http://www.robots.ox.ac.uk/~gk/PTAM/</text:a></text:p>
            </text:list-item>
          </text:list>
        </text:list-item>
        <text:list-item>
          <text:p text:style-name="P4">Android PTAM</text:p>
          <text:list>
            <text:list-item>
              <text:p text:style-name="P7">https://github.com/ICGJKU/APTAM-GPL/tree/7ab54716b774b114b78caa2e0b1fe9dff4e8355<text:span text:style-name="T2">a</text:span></text:p>
            </text:list-item>
            <text:list-item>
              <text:p text:style-name="P11">A ver si funciona</text:p>
            </text:list-item>
          </text:list>
        </text:list-item>
        <text:list-item>
          <text:p text:style-name="P3">PTAM</text:p>
          <text:list>
            <text:list-item>
              <text:p text:style-name="P6"><text:a xlink:type="simple" xlink:href="http://www.robots.ox.ac.uk/~gk/PTAM/" text:style-name="Internet_20_link" text:visited-style-name="Visited_20_Internet_20_Link">http://www.robots.ox.ac.uk/~gk/PTAM/</text:a></text:p>
            </text:list-item>
            <text:list-item>
              <text:p text:style-name="P6">PTAM original, solo pc</text:p>
            </text:list-item>
          </text:list>
        </text:list-item>
        <text:list-item>
          <text:p text:style-name="P3">OPENSLAM</text:p>
          <text:list>
            <text:list-item>
              <text:p text:style-name="P6"><text:a xlink:type="simple" xlink:href="http://openslam.org/" text:style-name="Internet_20_link" text:visited-style-name="Visited_20_Internet_20_Link">http://openslam.org/</text:a></text:p>
            </text:list-item>
            <text:list-item>
              <text:p text:style-name="P6">Página que contiene diferentes implementaciones de SLAM</text:p>
            </text:list-item>
          </text:list>
        </text:list-item>
        <text:list-item>
          <text:p text:style-name="P3">JDEROBOT</text:p>
          <text:list>
            <text:list-item>
              <text:p text:style-name="P6"><text:a xlink:type="simple" xlink:href="http://jderobot.org/Ahcorde-tfm#Augmented_reality_Android_.28_PTAM_.2B_OpenGL_.2B_Android_.28JNI.29_.29" text:style-name="Internet_20_link" text:visited-style-name="Visited_20_Internet_20_Link">http://jderobot.org/Ahcorde-tfm#Augmented_reality_Android_.28_PTAM_.2B_OpenGL_.2B_Android_.28JNI.29_.29</text:a></text:p>
            </text:list-item>
            <text:list-item>
              <text:p text:style-name="P6">Varios ejemplos y vídeos interesantes de track </text:p>
            </text:list-item>
            <text:list-item>
              <text:p text:style-name="P6">Uno muy inereseante, el segundo de este enlace: <text:a xlink:type="simple" xlink:href="http://jderobot.org/VisualSLAMhttp://jderobot.org/VisualSLAM" text:style-name="Internet_20_link" text:visited-style-name="Visited_20_Internet_20_Link">http://jderobot.org/VisualSLAMhttp://jderobot.org/VisualSLAM</text:a></text:p>
            </text:list-item>
          </text:list>
        </text:list-item>
        <text:list-item>
          <text:p text:style-name="P8">LSD-SLAM</text:p>
          <text:list>
            <text:list-item>
              <text:p text:style-name="P8"><text:a xlink:type="simple" xlink:href="http://vision.in.tum.de/research/vslam" text:style-name="Internet_20_link" text:visited-style-name="Visited_20_Internet_20_Link">http://vision.in.tum.de/research/vslam</text:a></text:p>
            </text:list-item>
          </text:list>
        </text:list-item>
        <text:list-item>
          <text:p text:style-name="P9"><text:soft-page-break/>Comparativa:</text:p>
          <text:list>
            <text:list-item>
              <text:p text:style-name="P9"><text:a xlink:type="simple" xlink:href="http://augmera.com/?p=461" text:style-name="Internet_20_link" text:visited-style-name="Visited_20_Internet_20_Link">http://augmera.com/?p=461</text:a></text:p>
            </text:list-item>
            <text:list-item>
              <text:p text:style-name="P9">Interesantes:</text:p>
              <text:list>
                <text:list-item>
                  <text:p text:style-name="P9">DroidAr (marcadores y IMU), la v2 es cerrada y tiene slam</text:p>
                </text:list-item>
                <text:list-item>
                  <text:p text:style-name="P9">BeyondAr</text:p>
                </text:list-item>
              </text:list>
            </text:list-item>
          </text:list>
        </text:list-item>
        <text:list-item>
          <text:p text:style-name="P10">ROVIO:</text:p>
          <text:list>
            <text:list-item>
              <text:p text:style-name="P10"><text:a xlink:type="simple" xlink:href="https://github.com/ethz-asl/rovio" text:style-name="Internet_20_link" text:visited-style-name="Visited_20_Internet_20_Link">https://github.com/ethz-asl/rovio</text:a></text:p>
            </text:list-item>
            <text:list-item>
              <text:p text:style-name="P10">Sobre ROS, combina IMU y camera</text:p>
            </text:list-item>
          </text:list>
        </text:list-item>
        <text:list-item>
          <text:p text:style-name="P10">RPG_SVO</text:p>
          <text:list>
            <text:list-item>
              <text:p text:style-name="P10">Sobre Ros, solo camara</text:p>
            </text:list-item>
            <text:list-item>
              <text:p text:style-name="P10"><text:a xlink:type="simple" xlink:href="https://github.com/uzh-rpg/rpg_svo" text:style-name="Internet_20_link" text:visited-style-name="Visited_20_Internet_20_Link">https://github.com/uzh-rpg/rpg_svo</text:a></text:p>
            </text:list-item>
          </text:list>
        </text:list-item>
        <text:list-item>
          <text:p text:style-name="P10"/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i Huertas</meta:initial-creator>
    <meta:creation-date>2016-02-15T21:21:53.194555208</meta:creation-date>
    <dc:date>2016-02-28T21:40:46.890304585</dc:date>
    <dc:creator>Roi Huertas</dc:creator>
    <meta:editing-duration>PT3H19M55S</meta:editing-duration>
    <meta:editing-cycles>4</meta:editing-cycles>
    <meta:generator>LibreOffice/5.0.5.2$Linux_X86_64 LibreOffice_project/00m0$Build-2</meta:generator>
    <meta:document-statistic meta:table-count="0" meta:image-count="0" meta:object-count="0" meta:page-count="2" meta:paragraph-count="37" meta:word-count="164" meta:character-count="1320" meta:non-whitespace-character-count="1227"/>
  </office:meta>
</office:document-meta>
</file>